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19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3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8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2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1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19"/>
          <table:table-cell/>
          <table:table-cell table:style-name="ce24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9"/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4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3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3"/>
          <table:table-cell table:style-name="ce37" office:value-type="string" calcext:value-type="string" table:number-columns-spanned="2" table:number-rows-spanned="1">
            <text:p>Tijdelijk aanwezigen.</text:p>
          </table:table-cell>
          <table:covered-table-cell table:style-name="ce37"/>
          <table:table-cell table:style-name="ce42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47" office:value-type="string" calcext:value-type="string" table:number-columns-spanned="1" table:number-rows-spanned="2">
            <text:p>Pagina</text:p>
          </table:table-cell>
          <table:table-cell table:style-name="ce47" office:value-type="string" calcext:value-type="string" table:number-columns-spanned="1" table:number-rows-spanned="2">
            <text:p>Provincie</text:p>
          </table:table-cell>
          <table:table-cell table:style-name="ce52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0"/>
          <table:table-cell/>
          <table:table-cell table:style-name="ce25" office:value-type="string" calcext:value-type="string">
            <text:p>Bewoonde huizen.</text:p>
          </table:table-cell>
          <table:table-cell table:style-name="ce30" office:value-type="string" calcext:value-type="string">
            <text:p>Onbewoonde woonhuizen.</text:p>
          </table:table-cell>
          <table:table-cell table:style-name="ce30" office:value-type="string" calcext:value-type="string">
            <text:p>Woonhuizen in aanbouw.</text:p>
          </table:table-cell>
          <table:table-cell table:style-name="ce30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0"/>
          <table:covered-table-cell table:style-name="ce35"/>
          <table:table-cell table:style-name="ce30" office:value-type="string" calcext:value-type="string" table:number-columns-spanned="2" table:number-rows-spanned="1">
            <text:p>Tijdelijk aanwezig.</text:p>
          </table:table-cell>
          <table:covered-table-cell table:style-name="ce30"/>
          <table:table-cell table:style-name="ce36" office:value-type="string" calcext:value-type="string">
            <text:p>Mannen.</text:p>
          </table:table-cell>
          <table:table-cell table:style-name="ce36" office:value-type="string" calcext:value-type="string">
            <text:p>Vrouwen.</text:p>
          </table:table-cell>
          <table:table-cell table:style-name="ce36" office:value-type="string" calcext:value-type="string">
            <text:p>Totaal.</text:p>
          </table:table-cell>
          <table:table-cell table:style-name="ce36" office:value-type="string" calcext:value-type="string">
            <text:p>Mannen.</text:p>
          </table:table-cell>
          <table:table-cell table:style-name="ce38" office:value-type="string" calcext:value-type="string">
            <text:p>Vrouwen.</text:p>
          </table:table-cell>
          <table:covered-table-cell table:style-name="ce43"/>
          <table:covered-table-cell table:number-columns-repeated="3" table:style-name="ce48"/>
          <table:covered-table-cell table:style-name="ce53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bcoude-Baambrugge</text:p>
          </table:table-cell>
          <table:table-cell table:style-name="ce11" office:value-type="string" calcext:value-type="string">
            <text:p>Kom</text:p>
          </table:table-cell>
          <table:table-cell table:style-name="ce17" office:value-type="string" calcext:value-type="string">
            <text:p>A</text:p>
          </table:table-cell>
          <table:table-cell table:style-name="ce17"/>
          <table:table-cell table:style-name="ce21" office:value-type="string" calcext:value-type="string">
            <text:p>Huizen</text:p>
          </table:table-cell>
          <table:table-cell/>
          <table:table-cell table:style-name="ce26" office:value-type="float" office:value="93" calcext:value-type="float">
            <text:p>93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18" calcext:value-type="float">
            <text:p>18</text:p>
          </table:table-cell>
          <table:table-cell table:style-name="ce39" office:value-type="float" office:value="7" calcext:value-type="float">
            <text:p>7</text:p>
          </table:table-cell>
          <table:table-cell table:style-name="ce44" office:value-type="string" calcext:value-type="string">
            <text:p>VT_1899</text:p>
          </table:table-cell>
          <table:table-cell table:style-name="ce49" office:value-type="string" calcext:value-type="string">
            <text:p>06_D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98" calcext:value-type="float">
            <text:p>198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4" calcext:value-type="float">
            <text:p>2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. Baambrug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nkervlietsch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enka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odenmolen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kel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t Slo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oog- en Groenlandschepo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nkervlietschepolde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Baambrugg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1" calcext:value-type="float">
            <text:p>33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rk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ht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agpa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pp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g Voetang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g Voetange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nk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warska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llenste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tsho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tsho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6" calcext:value-type="float">
            <text:p>1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bcoude-Proostdij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9" calcext:value-type="float">
            <text:p>3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1555" calcext:value-type="float">
            <text:p>1555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Kerk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Kooi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Gag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t. Anthonij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Loevenhoutsch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Vech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chttienhov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kdij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, Gest. Oude Mannen en Vrouw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23" calcext:value-type="float">
            <text:p>32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84" calcext:value-type="float">
            <text:p>784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1520" calcext:value-type="float">
            <text:p>1520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2" calcext:value-type="float">
            <text:p>3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k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kdijk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1" calcext:value-type="float">
            <text:p>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st, Tijdel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ver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1" calcext:value-type="float">
            <text:p>1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on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23" calcext:value-type="float">
            <text:p>523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589" calcext:value-type="float">
            <text:p>2589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. voor Oude Mannen en Vrouw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. Verlaten kinder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25" calcext:value-type="float">
            <text:p>3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03" calcext:value-type="float">
            <text:p>160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. L. Vrouwen sticht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lisabeths-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07" calcext:value-type="float">
            <text:p>20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4" calcext:value-type="float">
            <text:p>33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50" calcext:value-type="float">
            <text:p>14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1" calcext:value-type="float">
            <text:p>4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1989" calcext:value-type="float">
            <text:p>198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. Pieters Blokland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47" calcext:value-type="float">
            <text:p>3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. Josefsgesticht voor jongens, meisjes en dames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. R. K. Cleresi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60" calcext:value-type="float">
            <text:p>4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2212" calcext:value-type="float">
            <text:p>2212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esgest. Scheltu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82" calcext:value-type="float">
            <text:p>28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437" calcext:value-type="float">
            <text:p>143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az. v. bereden wapens en militaire woningen</text:p>
          </table:table-cell>
          <table:table-cell table:style-name="ce22"/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40" office:value-type="float" office:value="202" calcext:value-type="float">
            <text:p>20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az. infant. en woningen gehuwde militairen</text:p>
          </table:table-cell>
          <table:table-cell table:style-name="ce22"/>
          <table:table-cell/>
          <table:table-cell table:style-name="ce27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organg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. Aldegonde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01" calcext:value-type="float">
            <text:p>60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1487" calcext:value-type="float">
            <text:p>1487</text:p>
          </table:table-cell>
          <table:table-cell table:style-name="TL_20_Data" office:value-type="float" office:value="3014" calcext:value-type="float">
            <text:p>30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2" calcext:value-type="float">
            <text:p>222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woonde 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jdel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40" office:value-type="float" office:value="53" calcext:value-type="float">
            <text:p>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ersfoor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40" office:value-type="float" office:value="255" calcext:value-type="float">
            <text:p>25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5" calcext:value-type="float">
            <text:p>23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3" calcext:value-type="float">
            <text:p>1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akoness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isjes Kost- en Dag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6" calcext:value-type="float">
            <text:p>1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4" calcext:value-type="float">
            <text:p>14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ongens Kost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95" calcext:value-type="float">
            <text:p>29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1393" calcext:value-type="float">
            <text:p>139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urts. Groen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88" calcext:value-type="float">
            <text:p>1288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00" calcext:value-type="float">
            <text:p>300</text:p>
          </table:table-cell>
          <table:table-cell table:style-name="TL_20_Data" table:number-columns-repeated="2"/>
          <table:table-cell table:style-name="TL_20_Data" office:value-type="float" office:value="2740" calcext:value-type="float">
            <text:p>2740</text:p>
          </table:table-cell>
          <table:table-cell table:style-name="TL_20_Data" office:value-type="float" office:value="3343" calcext:value-type="float">
            <text:p>3343</text:p>
          </table:table-cell>
          <table:table-cell table:style-name="TL_20_Data" office:value-type="float" office:value="6083" calcext:value-type="float">
            <text:p>608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ce40" office:value-type="float" office:value="136" calcext:value-type="float">
            <text:p>13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es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r Ee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r Eem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r Eem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urts. Groen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orp De Vuursc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4" calcext:value-type="float">
            <text:p>17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a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62" calcext:value-type="float">
            <text:p>14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167" calcext:value-type="float">
            <text:p>3167</text:p>
          </table:table-cell>
          <table:table-cell table:style-name="TL_20_Data" office:value-type="float" office:value="3790" calcext:value-type="float">
            <text:p>3790</text:p>
          </table:table-cell>
          <table:table-cell table:style-name="TL_20_Data" office:value-type="float" office:value="6957" calcext:value-type="float">
            <text:p>695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ce40" office:value-type="float" office:value="160" calcext:value-type="float">
            <text:p>16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4" calcext:value-type="float">
            <text:p>3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nschop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7" calcext:value-type="float">
            <text:p>37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1869" calcext:value-type="float">
            <text:p>186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09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6" calcext:value-type="float">
            <text:p>8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625" calcext:value-type="float">
            <text:p>16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24" calcext:value-type="float">
            <text:p>4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0" office:value-type="float" office:value="39" calcext:value-type="float">
            <text:p>3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el. Militaire pos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9" calcext:value-type="float">
            <text:p>9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5" calcext:value-type="float">
            <text:p>1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Bil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19" calcext:value-type="float">
            <text:p>6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17" calcext:value-type="float">
            <text:p>1517</text:p>
          </table:table-cell>
          <table:table-cell table:style-name="TL_20_Data" office:value-type="float" office:value="1477" calcext:value-type="float">
            <text:p>1477</text:p>
          </table:table-cell>
          <table:table-cell table:style-name="TL_20_Data" office:value-type="float" office:value="2994" calcext:value-type="float">
            <text:p>2994</text:p>
          </table:table-cell>
          <table:table-cell table:style-name="TL_20_Data" office:value-type="float" office:value="76" calcext:value-type="float">
            <text:p>76</text:p>
          </table:table-cell>
          <table:table-cell table:style-name="ce40" office:value-type="float" office:value="54" calcext:value-type="float">
            <text:p>5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300" calcext:value-type="float">
            <text:p>130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9" calcext:value-type="float">
            <text:p>3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3" calcext:value-type="float">
            <text:p>1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Nijenro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02" calcext:value-type="float">
            <text:p>50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2260" calcext:value-type="float">
            <text:p>22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0" office:value-type="float" office:value="46" calcext:value-type="float">
            <text:p>4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eukel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1" calcext:value-type="float">
            <text:p>8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eukel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reukelen-St. Pieter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6" calcext:value-type="float">
            <text:p>19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unni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4" calcext:value-type="float">
            <text:p>1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woond schip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ni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0" calcext:value-type="float">
            <text:p>2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unscho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Spakenbu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1967" calcext:value-type="float">
            <text:p>19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ap Dijkhuizen (ook wel gen. Eemdijk)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9" calcext:value-type="float">
            <text:p>5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1297" calcext:value-type="float">
            <text:p>1297</text:p>
          </table:table-cell>
          <table:table-cell table:style-name="TL_20_Data" office:value-type="float" office:value="1248" calcext:value-type="float">
            <text:p>1248</text:p>
          </table:table-cell>
          <table:table-cell table:style-name="TL_20_Data" office:value-type="float" office:value="2545" calcext:value-type="float">
            <text:p>25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Bunscho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ap Dijkhuizen (ook wel gen. Eemdijk)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unscho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89" calcext:value-type="float">
            <text:p>58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2841" calcext:value-type="float">
            <text:p>28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9" calcext:value-type="float">
            <text:p>9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th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5" calcext:value-type="float">
            <text:p>17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, Kostschool "Middenbosch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92" calcext:value-type="float">
            <text:p>29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463" calcext:value-type="float">
            <text:p>146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3" calcext:value-type="float">
            <text:p>2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9" calcext:value-type="float">
            <text:p>3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il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enei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6" calcext:value-type="float">
            <text:p>1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oo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29" calcext:value-type="float">
            <text:p>4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0" office:value-type="float" office:value="57" calcext:value-type="float">
            <text:p>5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rtsbisschoppelijk Seminarie "Utrecht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"Mon desir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43" calcext:value-type="float">
            <text:p>34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5" calcext:value-type="float">
            <text:p>3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578" calcext:value-type="float">
            <text:p>157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looster "Arcaparis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5" calcext:value-type="float">
            <text:p>5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richting v. zenuwziek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4" calcext:value-type="float">
            <text:p>31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21" calcext:value-type="float">
            <text:p>821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1692" calcext:value-type="float">
            <text:p>16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rieber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59" calcext:value-type="float">
            <text:p>65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3270" calcext:value-type="float">
            <text:p>3270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53" calcext:value-type="float">
            <text:p>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9" calcext:value-type="float">
            <text:p>21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274" calcext:value-type="float">
            <text:p>12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mne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02" calcext:value-type="float">
            <text:p>3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ge 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m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rzuilen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Harmeler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lver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Haa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6" calcext:value-type="float">
            <text:p>1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atweg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Harmeler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ijersc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a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urtsch. Br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. Kraaienn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. Gerversc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7" calcext:value-type="float">
            <text:p>22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rme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23" calcext:value-type="float">
            <text:p>4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Tijdelijk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enkoop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3" calcext:value-type="float">
            <text:p>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. K. Leo-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9" calcext:value-type="float">
            <text:p>1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8" calcext:value-type="float">
            <text:p>4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7" calcext:value-type="float">
            <text:p>9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ou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o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d Wul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chonauw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1" calcext:value-type="float">
            <text:p>2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u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88" calcext:value-type="float">
            <text:p>38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3" calcext:value-type="float">
            <text:p>15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2" calcext:value-type="float">
            <text:p>3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aarsvel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43" calcext:value-type="float">
            <text:p>3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derei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ei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v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ven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14" calcext:value-type="float">
            <text:p>4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81" calcext:value-type="float">
            <text:p>1081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Jutphaa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16" calcext:value-type="float">
            <text:p>5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223" calcext:value-type="float">
            <text:p>1223</text:p>
          </table:table-cell>
          <table:table-cell table:style-name="TL_20_Data" office:value-type="float" office:value="2511" calcext:value-type="float">
            <text:p>25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8" calcext:value-type="float">
            <text:p>24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eri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8" calcext:value-type="float">
            <text:p>36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, Bewoonde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gendijk Z.Z.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agendijk N.Z.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pe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ocken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2" calcext:value-type="float">
            <text:p>1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Varkens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age 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aagnieuwko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ieltjes 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ortr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Porte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agnieuwkoop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erlang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9" calcext:value-type="float">
            <text:p>2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lang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angbro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54" calcext:value-type="float">
            <text:p>25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rt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8" calcext:value-type="float">
            <text:p>19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ddelweg, Woonwagen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3" calcext:value-type="float">
            <text:p>23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ersu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88" calcext:value-type="float">
            <text:p>28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46" calcext:value-type="float">
            <text:p>4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d Leus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usder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Fr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ns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amersfeld, W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ersfeld, Oost, Gest. St. Ansfridu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ersfel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sg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skui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eus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00" calcext:value-type="float">
            <text:p>40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2053" calcext:value-type="float">
            <text:p>2053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4" calcext:value-type="float">
            <text:p>20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inscho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2" calcext:value-type="float">
            <text:p>3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Nieuwer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number-columns-repeated="2" table:style-name="TL_20_Data" office:value-type="float" office:value="78" calcext:value-type="float">
            <text:p>78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h. Nieuwersluis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Loe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Loe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1" calcext:value-type="float">
            <text:p>2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. Sloot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05" calcext:value-type="float">
            <text:p>3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8" calcext:value-type="float">
            <text:p>1388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0" office:value-type="float" office:value="51" calcext:value-type="float">
            <text:p>5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er A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ko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enersloo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jn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dov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9" calcext:value-type="float">
            <text:p>1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dove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dover,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d-Loosdrech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3" calcext:value-type="float">
            <text:p>24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014" calcext:value-type="float">
            <text:p>10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euw-Loosdrech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ij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osdrech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93" calcext:value-type="float">
            <text:p>59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2949" calcext:value-type="float">
            <text:p>2949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0" office:value-type="float" office:value="55" calcext:value-type="float">
            <text:p>5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piker Kap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5" calcext:value-type="float">
            <text:p>9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9" calcext:value-type="float">
            <text:p>29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pi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3" calcext:value-type="float">
            <text:p>3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a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ars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8" calcext:value-type="float">
            <text:p>1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nge dameskost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.K. gest. "Hoornoord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4" calcext:value-type="float">
            <text:p>19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5" calcext:value-type="float">
            <text:p>3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weeshuis "Lindelaan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3" calcext:value-type="float">
            <text:p>43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046" calcext:value-type="float">
            <text:p>20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7" calcext:value-type="float">
            <text:p>14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8" calcext:value-type="float">
            <text:p>1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sse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92" calcext:value-type="float">
            <text:p>29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384" calcext:value-type="float">
            <text:p>1384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arten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uwkap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arten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table:number-columns-repeated="7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hter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uwe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oeneka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lauwkap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lt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warte Wa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9" calcext:value-type="float">
            <text:p>38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artens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5" calcext:value-type="float">
            <text:p>4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jksopvoedingsgesticht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2" calcext:value-type="float">
            <text:p>19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3" calcext:value-type="float">
            <text:p>16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7" calcext:value-type="float">
            <text:p>3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ontfoor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18" calcext:value-type="float">
            <text:p>4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49" calcext:value-type="float">
            <text:p>14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2" calcext:value-type="float">
            <text:p>20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3" calcext:value-type="float">
            <text:p>1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47" calcext:value-type="float">
            <text:p>64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537" calcext:value-type="float">
            <text:p>1537</text:p>
          </table:table-cell>
          <table:table-cell table:style-name="TL_20_Data" office:value-type="float" office:value="1488" calcext:value-type="float">
            <text:p>1488</text:p>
          </table:table-cell>
          <table:table-cell table:style-name="TL_20_Data" office:value-type="float" office:value="3025" calcext:value-type="float">
            <text:p>302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ijdrech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52" calcext:value-type="float">
            <text:p>75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3479" calcext:value-type="float">
            <text:p>3479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0" office:value-type="float" office:value="53" calcext:value-type="float">
            <text:p>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6" calcext:value-type="float">
            <text:p>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gtevech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8" calcext:value-type="float">
            <text:p>128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Oudenrij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udenrij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olsbro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0" calcext:value-type="float">
            <text:p>18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mmik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e Groe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erkwarti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6" calcext:value-type="float">
            <text:p>1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enswou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47" calcext:value-type="float">
            <text:p>2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, Jongenskost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, Meisjeskost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, Prot. Bestedeling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08" calcext:value-type="float">
            <text:p>30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1" calcext:value-type="float">
            <text:p>3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839" calcext:value-type="float">
            <text:p>839</text:p>
          </table:table-cell>
          <table:table-cell table:style-name="TL_20_Data" office:value-type="float" office:value="823" calcext:value-type="float">
            <text:p>823</text:p>
          </table:table-cell>
          <table:table-cell table:style-name="TL_20_Data" office:value-type="float" office:value="1662" calcext:value-type="float">
            <text:p>16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hter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9" calcext:value-type="float">
            <text:p>2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hterberg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7" calcext:value-type="float">
            <text:p>2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ls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56" calcext:value-type="float">
            <text:p>75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64" calcext:value-type="float">
            <text:p>2064</text:p>
          </table:table-cell>
          <table:table-cell table:style-name="TL_20_Data" office:value-type="float" office:value="1818" calcext:value-type="float">
            <text:p>1818</text:p>
          </table:table-cell>
          <table:table-cell table:style-name="TL_20_Data" office:value-type="float" office:value="3882" calcext:value-type="float">
            <text:p>388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hen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67" calcext:value-type="float">
            <text:p>106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904" calcext:value-type="float">
            <text:p>2904</text:p>
          </table:table-cell>
          <table:table-cell table:style-name="TL_20_Data" office:value-type="float" office:value="2641" calcext:value-type="float">
            <text:p>2641</text:p>
          </table:table-cell>
          <table:table-cell table:style-name="TL_20_Data" office:value-type="float" office:value="5545" calcext:value-type="float">
            <text:p>5545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40" office:value-type="float" office:value="50" calcext:value-type="float">
            <text:p>5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Portengensche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er A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ortr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uid-Eind v. Porte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-Eind v. Porte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83" calcext:value-type="float">
            <text:p>83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d-A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reukeler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6" calcext:value-type="float">
            <text:p>5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wie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2" calcext:value-type="float">
            <text:p>102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. Jozef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en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5" calcext:value-type="float">
            <text:p>1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4" calcext:value-type="float">
            <text:p>2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number-columns-repeated="2" table:style-name="TL_20_Data" office:value-type="float" office:value="516" calcext:value-type="float">
            <text:p>516</text:p>
          </table:table-cell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alkw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64" calcext:value-type="float">
            <text:p>2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Lange Linschoten, Zuid-zij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Lange Linschoten, Noord-zij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nelrewaar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. Jozef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85" calcext:value-type="float">
            <text:p>28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1" calcext:value-type="float">
            <text:p>20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7" calcext:value-type="float">
            <text:p>2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oe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77" calcext:value-type="float">
            <text:p>87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office:value-type="float" office:value="4363" calcext:value-type="float">
            <text:p>4363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40" office:value-type="float" office:value="50" calcext:value-type="float">
            <text:p>5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n. den Hessen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zuiden den Hessenweg, Gesticht St. Joseph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zuiden den Hessenweg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outenbu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5" calcext:value-type="float">
            <text:p>17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en wijkverdeel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en wijkverdeel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en wijkverdeeling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ienhov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ll en 't W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ns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ll en 't Waa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und. en Ambachtskinder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entraal Israelitisch Wees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vang. Luthersch Wees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. Gregorius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ed. Herv. Diaconie Wees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erkinr. voor Dakloo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ilhelmina Kinderzieken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vang. Luth. Oude Mannen- en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sticht der Liefd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stedeling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rafgevangenis</text:p>
          </table:table-cell>
          <table:table-cell table:style-name="ce22"/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neesk. gest v. Krankz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nderhuiskaz. (Garnizoensbakkerij)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ituut de W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ituut Gebr. Jans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ituut Mej. Brem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754" calcext:value-type="float">
            <text:p>2754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table:number-columns-repeated="2"/>
          <table:table-cell table:style-name="TL_20_Data" office:value-type="float" office:value="7124" calcext:value-type="float">
            <text:p>7124</text:p>
          </table:table-cell>
          <table:table-cell table:style-name="TL_20_Data" office:value-type="float" office:value="8855" calcext:value-type="float">
            <text:p>8855</text:p>
          </table:table-cell>
          <table:table-cell table:style-name="TL_20_Data" office:value-type="float" office:value="15979" calcext:value-type="float">
            <text:p>1597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ce40" office:value-type="float" office:value="266" calcext:value-type="float">
            <text:p>26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artholomeus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Kazerne Hospitaalsoldat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litair Hospit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Geref. 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ed. Herv. Oude Mannen- en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ud R.K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t. Andreas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iaconessenhuis Ru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iaconessenhuis Bethani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R.K. gest. St. Joh. de Deo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iaconesseninricht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39" calcext:value-type="float">
            <text:p>3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643" calcext:value-type="float">
            <text:p>264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table:number-columns-repeated="3"/>
          <table:table-cell table:style-name="TL_20_Data" office:value-type="float" office:value="176" calcext:value-type="float">
            <text:p>176</text:p>
          </table:table-cell>
          <table:table-cell table:style-name="TL_20_Data" table:number-columns-repeated="2"/>
          <table:table-cell table:style-name="TL_20_Data" office:value-type="float" office:value="7642" calcext:value-type="float">
            <text:p>7642</text:p>
          </table:table-cell>
          <table:table-cell table:style-name="TL_20_Data" office:value-type="float" office:value="8463" calcext:value-type="float">
            <text:p>8463</text:p>
          </table:table-cell>
          <table:table-cell table:style-name="TL_20_Data" office:value-type="float" office:value="16105" calcext:value-type="float">
            <text:p>1610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ce40" office:value-type="float" office:value="141" calcext:value-type="float">
            <text:p>1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endeling Kinder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iliaal Geuzen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Ooglijders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329" calcext:value-type="float">
            <text:p>432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table:number-columns-repeated="2"/>
          <table:table-cell table:style-name="TL_20_Data" office:value-type="float" office:value="10596" calcext:value-type="float">
            <text:p>10596</text:p>
          </table:table-cell>
          <table:table-cell table:style-name="TL_20_Data" office:value-type="float" office:value="12392" calcext:value-type="float">
            <text:p>12392</text:p>
          </table:table-cell>
          <table:table-cell table:style-name="TL_20_Data" office:value-type="float" office:value="22988" calcext:value-type="float">
            <text:p>2298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ce40" office:value-type="float" office:value="320" calcext:value-type="float">
            <text:p>3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71" calcext:value-type="float">
            <text:p>3771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5"/>
          <table:table-cell table:style-name="TL_20_Data" office:value-type="float" office:value="10733" calcext:value-type="float">
            <text:p>10733</text:p>
          </table:table-cell>
          <table:table-cell table:style-name="TL_20_Data" office:value-type="float" office:value="10924" calcext:value-type="float">
            <text:p>10924</text:p>
          </table:table-cell>
          <table:table-cell table:style-name="TL_20_Data" office:value-type="float" office:value="21657" calcext:value-type="float">
            <text:p>21657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ce40" office:value-type="float" office:value="170" calcext:value-type="float">
            <text:p>17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edelijk 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40" office:value-type="float" office:value="92" calcext:value-type="float">
            <text:p>9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unet No. 3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rectiegebouw a/d Laan van Croe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itairgeb. a/d Leidsche straatwe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niebureel a/h Damlus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fanterie-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93" calcext:value-type="float">
            <text:p>9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e Reg. Vest-Art.-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e Reg. Vest-Art.-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nie-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d-Roomsch Oude Mannen en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28" calcext:value-type="float">
            <text:p>1628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4232" calcext:value-type="float">
            <text:p>4232</text:p>
          </table:table-cell>
          <table:table-cell table:style-name="TL_20_Data" office:value-type="float" office:value="4532" calcext:value-type="float">
            <text:p>4532</text:p>
          </table:table-cell>
          <table:table-cell table:style-name="TL_20_Data" office:value-type="float" office:value="8764" calcext:value-type="float">
            <text:p>876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0" office:value-type="float" office:value="60" calcext:value-type="float">
            <text:p>6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est. voor R.K. weezen en oudelied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/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Fort a/d Vossengatschen dijk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Fort a/d Bilstraa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Instituut Baude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46" calcext:value-type="float">
            <text:p>244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6132" calcext:value-type="float">
            <text:p>6132</text:p>
          </table:table-cell>
          <table:table-cell table:style-name="TL_20_Data" office:value-type="float" office:value="6664" calcext:value-type="float">
            <text:p>6664</text:p>
          </table:table-cell>
          <table:table-cell table:style-name="TL_20_Data" office:value-type="float" office:value="12796" calcext:value-type="float">
            <text:p>1279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ce40" office:value-type="float" office:value="135" calcext:value-type="float">
            <text:p>13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92" calcext:value-type="float">
            <text:p>192</text:p>
          </table:table-cell>
          <table:table-cell table:style-name="ce40" office:value-type="float" office:value="155" calcext:value-type="float">
            <text:p>15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1" calcext:value-type="float">
            <text:p>48401</text:p>
          </table:table-cell>
          <table:table-cell table:style-name="TL_20_Data" office:value-type="float" office:value="53137" calcext:value-type="float">
            <text:p>53137</text:p>
          </table:table-cell>
          <table:table-cell table:style-name="TL_20_Data" office:value-type="float" office:value="101538" calcext:value-type="float">
            <text:p>101538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40" office:value-type="float" office:value="1463" calcext:value-type="float">
            <text:p>14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 table:number-columns-repeated="7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2" calcext:value-type="float">
            <text:p>48702</text:p>
          </table:table-cell>
          <table:table-cell table:style-name="TL_20_Data" office:value-type="float" office:value="53384" calcext:value-type="float">
            <text:p>53384</text:p>
          </table:table-cell>
          <table:table-cell table:style-name="TL_20_Data" office:value-type="float" office:value="102086" calcext:value-type="float">
            <text:p>102086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40" office:value-type="float" office:value="1466" calcext:value-type="float">
            <text:p>146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cht Oudlied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08" calcext:value-type="float">
            <text:p>2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1" calcext:value-type="float">
            <text:p>7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217" calcext:value-type="float">
            <text:p>2217</text:p>
          </table:table-cell>
          <table:table-cell table:style-name="TL_20_Data" office:value-type="float" office:value="2336" calcext:value-type="float">
            <text:p>2336</text:p>
          </table:table-cell>
          <table:table-cell table:style-name="TL_20_Data" office:value-type="float" office:value="4553" calcext:value-type="float">
            <text:p>455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45" calcext:value-type="float">
            <text:p>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0" calcext:value-type="float">
            <text:p>1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enendaa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41" calcext:value-type="float">
            <text:p>94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2633" calcext:value-type="float">
            <text:p>2633</text:p>
          </table:table-cell>
          <table:table-cell table:style-name="TL_20_Data" office:value-type="float" office:value="2712" calcext:value-type="float">
            <text:p>2712</text:p>
          </table:table-cell>
          <table:table-cell table:style-name="TL_20_Data" office:value-type="float" office:value="5345" calcext:value-type="float">
            <text:p>5345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0" office:value-type="float" office:value="49" calcext:value-type="float">
            <text:p>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traa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Meer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Reijersc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eldhuiz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inkeveen, Afd. Vereenig. v. Liefdezusters te Sittard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inkeve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1" calcext:value-type="float">
            <text:p>19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ink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inkeveen, Bew. schepen</text:p>
          </table:table-cell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Vinkeveen, Tijd. aanw. schep.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enka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enkad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lnisser Uit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u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u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meri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nkerei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Bo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ostdij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ostdij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v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verve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47" calcext:value-type="float">
            <text:p>54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2935" calcext:value-type="float">
            <text:p>293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inkeveen en Waver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39" calcext:value-type="float">
            <text:p>7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1817" calcext:value-type="float">
            <text:p>1817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eu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Mee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eu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Mee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u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7" calcext:value-type="float">
            <text:p>33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1587" calcext:value-type="float">
            <text:p>158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lan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2" calcext:value-type="float">
            <text:p>2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5" calcext:value-type="float">
            <text:p>29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40" office:value-type="float" office:value="57" calcext:value-type="float">
            <text:p>5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0" office:value-type="float" office:value="142" calcext:value-type="float">
            <text:p>1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40" office:value-type="float" office:value="156" calcext:value-type="float">
            <text:p>15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eesw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0" calcext:value-type="float">
            <text:p>3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1849" calcext:value-type="float">
            <text:p>184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ce40" office:value-type="float" office:value="213" calcext:value-type="float">
            <text:p>2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0" calcext:value-type="float">
            <text:p>1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rkhov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Kerk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innenweg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Gag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Nedereindsche Vaarts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Groene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broe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llesk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7" calcext:value-type="float">
            <text:p>10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lleskop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ok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eskop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3" calcext:value-type="float">
            <text:p>1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lige Langera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3" calcext:value-type="float">
            <text:p>1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1" calcext:value-type="float">
            <text:p>2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table:number-columns-repeated="7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9" calcext:value-type="float">
            <text:p>38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855" calcext:value-type="float">
            <text:p>185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ni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53" calcext:value-type="float">
            <text:p>4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08" calcext:value-type="float">
            <text:p>1108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2143" calcext:value-type="float">
            <text:p>214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5" calcext:value-type="float">
            <text:p>11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erestei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Meent, Molen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lappendel, Bew. 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enschoten, Piramide en Bovenste 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lein Ringelpoel, Weter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ker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uisste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Rumel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aagerf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aarkan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ambal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't 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rinkkant en Scherpenz. 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Voskuilen, Mo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olevoe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ieuwstraat en Achterstr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55" calcext:value-type="float">
            <text:p>2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754" calcext:value-type="float">
            <text:p>17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oudenbe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0" calcext:value-type="float">
            <text:p>3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2518" calcext:value-type="float">
            <text:p>2518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woud en Elisabeth gast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.K. Liefde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zondere Meisjes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49" calcext:value-type="float">
            <text:p>4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72" calcext:value-type="float">
            <text:p>1072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2200" calcext:value-type="float">
            <text:p>2200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zondere jongensschoo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3" calcext:value-type="float">
            <text:p>1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k bij Duurste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23" calcext:value-type="float">
            <text:p>62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3186" calcext:value-type="float">
            <text:p>3186</text:p>
          </table:table-cell>
          <table:table-cell table:style-name="TL_20_Data" office:value-type="float" office:value="66" calcext:value-type="float">
            <text:p>66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Ewoud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Gest. der R.K. Geestel. Zuster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, Vereeniging Zoa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31" calcext:value-type="float">
            <text:p>43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34" calcext:value-type="float">
            <text:p>43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987" calcext:value-type="float">
            <text:p>987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3" calcext:value-type="float">
            <text:p>35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stei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87" calcext:value-type="float">
            <text:p>78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892" calcext:value-type="float">
            <text:p>1892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22" calcext:value-type="float">
            <text:p>3622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0" office:value-type="float" office:value="52" calcext:value-type="float">
            <text:p>5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gvel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4" calcext:value-type="float">
            <text:p>1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6" calcext:value-type="float">
            <text:p>26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271" calcext:value-type="float">
            <text:p>12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4" calcext:value-type="float">
            <text:p>27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34" calcext:value-type="float">
            <text:p>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roeder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uster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d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8" calcext:value-type="float">
            <text:p>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5" calcext:value-type="float">
            <text:p>5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222" calcext:value-type="float">
            <text:p>1222</text:p>
          </table:table-cell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2426" calcext:value-type="float">
            <text:p>2426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test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stellingsoord "Rustoord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279" calcext:value-type="float">
            <text:p>127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table:number-columns-repeated="2"/>
          <table:table-cell table:style-name="TL_20_Data" office:value-type="float" office:value="2799" calcext:value-type="float">
            <text:p>2799</text:p>
          </table:table-cell>
          <table:table-cell table:style-name="TL_20_Data" office:value-type="float" office:value="3180" calcext:value-type="float">
            <text:p>3180</text:p>
          </table:table-cell>
          <table:table-cell table:style-name="TL_20_Data" office:value-type="float" office:value="5979" calcext:value-type="float">
            <text:p>597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ce40" office:value-type="float" office:value="142" calcext:value-type="float">
            <text:p>1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stellingsoord "Bethanie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stellingsoord "Rusthof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3" calcext:value-type="float">
            <text:p>5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2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ei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02" calcext:value-type="float">
            <text:p>180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60" calcext:value-type="float">
            <text:p>260</text:p>
          </table:table-cell>
          <table:table-cell table:style-name="TL_20_Data" table:number-columns-repeated="2"/>
          <table:table-cell table:style-name="TL_20_Data" office:value-type="float" office:value="4178" calcext:value-type="float">
            <text:p>4178</text:p>
          </table:table-cell>
          <table:table-cell table:style-name="TL_20_Data" office:value-type="float" office:value="4539" calcext:value-type="float">
            <text:p>4539</text:p>
          </table:table-cell>
          <table:table-cell table:style-name="TL_20_Data" office:value-type="float" office:value="8717" calcext:value-type="float">
            <text:p>871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ce40" office:value-type="float" office:value="190" calcext:value-type="float">
            <text:p>19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waar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ost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8" calcext:value-type="float">
            <text:p>11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28" calcext:value-type="float">
            <text:p>2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jl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7" calcext:value-type="float">
            <text:p>19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65" calcext:value-type="float">
            <text:p>26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1130" calcext:value-type="float">
            <text:p>11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4" calcext:value-type="float">
            <text:p>2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80" calcext:value-type="float">
            <text:p>38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836" calcext:value-type="float">
            <text:p>183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 of minder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49" calcext:value-type="float">
            <text:p>84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35" calcext:value-type="float">
            <text:p>2135</text:p>
          </table:table-cell>
          <table:table-cell table:style-name="TL_20_Data" office:value-type="float" office:value="2005" calcext:value-type="float">
            <text:p>2005</text:p>
          </table:table-cell>
          <table:table-cell table:style-name="TL_20_Data" office:value-type="float" office:value="4140" calcext:value-type="float">
            <text:p>4140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40" office:value-type="float" office:value="79" calcext:value-type="float">
            <text:p>7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94" calcext:value-type="float">
            <text:p>9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2173" calcext:value-type="float">
            <text:p>2173</text:p>
          </table:table-cell>
          <table:table-cell table:style-name="TL_20_Data" office:value-type="float" office:value="4195" calcext:value-type="float">
            <text:p>419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ce40" office:value-type="float" office:value="101" calcext:value-type="float">
            <text:p>10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23" calcext:value-type="float">
            <text:p>92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392" calcext:value-type="float">
            <text:p>2392</text:p>
          </table:table-cell>
          <table:table-cell table:style-name="TL_20_Data" office:value-type="float" office:value="2208" calcext:value-type="float">
            <text:p>2208</text:p>
          </table:table-cell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40" office:value-type="float" office:value="102" calcext:value-type="float">
            <text:p>10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61" calcext:value-type="float">
            <text:p>86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2140" calcext:value-type="float">
            <text:p>2140</text:p>
          </table:table-cell>
          <table:table-cell table:style-name="TL_20_Data" office:value-type="float" office:value="4494" calcext:value-type="float">
            <text:p>4494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0" office:value-type="float" office:value="71" calcext:value-type="float">
            <text:p>7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686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78" calcext:value-type="float">
            <text:p>277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769" calcext:value-type="float">
            <text:p>6769</text:p>
          </table:table-cell>
          <table:table-cell table:style-name="TL_20_Data" office:value-type="float" office:value="6521" calcext:value-type="float">
            <text:p>6521</text:p>
          </table:table-cell>
          <table:table-cell table:style-name="TL_20_Data" office:value-type="float" office:value="13290" calcext:value-type="float">
            <text:p>13290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ce40" office:value-type="float" office:value="274" calcext:value-type="float">
            <text:p>27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551" calcext:value-type="float">
            <text:p>255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5323" calcext:value-type="float">
            <text:p>5323</text:p>
          </table:table-cell>
          <table:table-cell table:style-name="TL_20_Data" office:value-type="float" office:value="5584" calcext:value-type="float">
            <text:p>5584</text:p>
          </table:table-cell>
          <table:table-cell table:style-name="TL_20_Data" office:value-type="float" office:value="10907" calcext:value-type="float">
            <text:p>10907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ce40" office:value-type="float" office:value="262" calcext:value-type="float">
            <text:p>26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454" calcext:value-type="float">
            <text:p>34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9190" calcext:value-type="float">
            <text:p>9190</text:p>
          </table:table-cell>
          <table:table-cell table:style-name="TL_20_Data" office:value-type="float" office:value="8640" calcext:value-type="float">
            <text:p>8640</text:p>
          </table:table-cell>
          <table:table-cell table:style-name="TL_20_Data" office:value-type="float" office:value="17830" calcext:value-type="float">
            <text:p>17830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ce40" office:value-type="float" office:value="397" calcext:value-type="float">
            <text:p>39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77" calcext:value-type="float">
            <text:p>77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 table:number-columns-repeated="2"/>
          <table:table-cell table:style-name="TL_20_Data" office:value-type="float" office:value="1847" calcext:value-type="float">
            <text:p>1847</text:p>
          </table:table-cell>
          <table:table-cell table:style-name="TL_20_Data" office:value-type="float" office:value="1720" calcext:value-type="float">
            <text:p>1720</text:p>
          </table:table-cell>
          <table:table-cell table:style-name="TL_20_Data" office:value-type="float" office:value="3567" calcext:value-type="float">
            <text:p>356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749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782" calcext:value-type="float">
            <text:p>6782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16363" calcext:value-type="float">
            <text:p>16363</text:p>
          </table:table-cell>
          <table:table-cell table:style-name="TL_20_Data" office:value-type="float" office:value="15946" calcext:value-type="float">
            <text:p>15946</text:p>
          </table:table-cell>
          <table:table-cell table:style-name="TL_20_Data" office:value-type="float" office:value="32309" calcext:value-type="float">
            <text:p>32309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ce40" office:value-type="float" office:value="707" calcext:value-type="float">
            <text:p>70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126" calcext:value-type="float">
            <text:p>412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9557" calcext:value-type="float">
            <text:p>9557</text:p>
          </table:table-cell>
          <table:table-cell table:style-name="TL_20_Data" office:value-type="float" office:value="9763" calcext:value-type="float">
            <text:p>9763</text:p>
          </table:table-cell>
          <table:table-cell table:style-name="TL_20_Data" office:value-type="float" office:value="19320" calcext:value-type="float">
            <text:p>1932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ce40" office:value-type="float" office:value="296" calcext:value-type="float">
            <text:p>2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55" calcext:value-type="float">
            <text:p>4355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714" calcext:value-type="float">
            <text:p>11714</text:p>
          </table:table-cell>
          <table:table-cell table:style-name="TL_20_Data" office:value-type="float" office:value="10809" calcext:value-type="float">
            <text:p>10809</text:p>
          </table:table-cell>
          <table:table-cell table:style-name="TL_20_Data" office:value-type="float" office:value="22523" calcext:value-type="float">
            <text:p>2252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ce40" office:value-type="float" office:value="271" calcext:value-type="float">
            <text:p>27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358" calcext:value-type="float">
            <text:p>23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11" calcext:value-type="float">
            <text:p>6011</text:p>
          </table:table-cell>
          <table:table-cell table:style-name="TL_20_Data" office:value-type="float" office:value="5690" calcext:value-type="float">
            <text:p>5690</text:p>
          </table:table-cell>
          <table:table-cell table:style-name="TL_20_Data" office:value-type="float" office:value="11701" calcext:value-type="float">
            <text:p>1170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ce40" office:value-type="float" office:value="143" calcext:value-type="float">
            <text:p>14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9813.7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839" calcext:value-type="float">
            <text:p>10839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7289" calcext:value-type="float">
            <text:p>27289</text:p>
          </table:table-cell>
          <table:table-cell table:style-name="TL_20_Data" office:value-type="float" office:value="26267" calcext:value-type="float">
            <text:p>26267</text:p>
          </table:table-cell>
          <table:table-cell table:style-name="TL_20_Data" office:value-type="float" office:value="53556" calcext:value-type="float">
            <text:p>53556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ce40" office:value-type="float" office:value="710" calcext:value-type="float">
            <text:p>7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69" calcext:value-type="float">
            <text:p>3669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570" calcext:value-type="float">
            <text:p>570</text:p>
          </table:table-cell>
          <table:table-cell table:style-name="TL_20_Data" table:number-columns-repeated="2"/>
          <table:table-cell table:style-name="TL_20_Data" office:value-type="float" office:value="8595" calcext:value-type="float">
            <text:p>8595</text:p>
          </table:table-cell>
          <table:table-cell table:style-name="TL_20_Data" office:value-type="float" office:value="9682" calcext:value-type="float">
            <text:p>9682</text:p>
          </table:table-cell>
          <table:table-cell table:style-name="TL_20_Data" office:value-type="float" office:value="18277" calcext:value-type="float">
            <text:p>1827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ce40" office:value-type="float" office:value="342" calcext:value-type="float">
            <text:p>3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03" calcext:value-type="float">
            <text:p>1603</text:p>
          </table:table-cell>
          <table:table-cell table:style-name="TL_20_Data" office:value-type="float" office:value="77" calcext:value-type="float">
            <text:p>77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280" calcext:value-type="float">
            <text:p>4280</text:p>
          </table:table-cell>
          <table:table-cell table:style-name="TL_20_Data" office:value-type="float" office:value="3999" calcext:value-type="float">
            <text:p>3999</text:p>
          </table:table-cell>
          <table:table-cell table:style-name="TL_20_Data" office:value-type="float" office:value="8279" calcext:value-type="float">
            <text:p>827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0" office:value-type="float" office:value="107" calcext:value-type="float">
            <text:p>10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864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272" calcext:value-type="float">
            <text:p>527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882" calcext:value-type="float">
            <text:p>12882</text:p>
          </table:table-cell>
          <table:table-cell table:style-name="TL_20_Data" office:value-type="float" office:value="13682" calcext:value-type="float">
            <text:p>13682</text:p>
          </table:table-cell>
          <table:table-cell table:style-name="TL_20_Data" office:value-type="float" office:value="26564" calcext:value-type="float">
            <text:p>26564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40" office:value-type="float" office:value="449" calcext:value-type="float">
            <text:p>4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720" calcext:value-type="float">
            <text:p>272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499" calcext:value-type="float">
            <text:p>6499</text:p>
          </table:table-cell>
          <table:table-cell table:style-name="TL_20_Data" office:value-type="float" office:value="7257" calcext:value-type="float">
            <text:p>7257</text:p>
          </table:table-cell>
          <table:table-cell table:style-name="TL_20_Data" office:value-type="float" office:value="13756" calcext:value-type="float">
            <text:p>13756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ce40" office:value-type="float" office:value="202" calcext:value-type="float">
            <text:p>20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36" calcext:value-type="float">
            <text:p>10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38" calcext:value-type="float">
            <text:p>2838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5328" calcext:value-type="float">
            <text:p>532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40" office:value-type="float" office:value="53" calcext:value-type="float">
            <text:p>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15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756" calcext:value-type="float">
            <text:p>375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42" calcext:value-type="float">
            <text:p>9342</text:p>
          </table:table-cell>
          <table:table-cell table:style-name="TL_20_Data" office:value-type="float" office:value="9747" calcext:value-type="float">
            <text:p>9747</text:p>
          </table:table-cell>
          <table:table-cell table:style-name="TL_20_Data" office:value-type="float" office:value="19089" calcext:value-type="float">
            <text:p>1908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ce40" office:value-type="float" office:value="255" calcext:value-type="float">
            <text:p>25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638" calcext:value-type="float">
            <text:p>1763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402" calcext:value-type="float">
            <text:p>48402</text:p>
          </table:table-cell>
          <table:table-cell table:style-name="TL_20_Data" office:value-type="float" office:value="53135" calcext:value-type="float">
            <text:p>53135</text:p>
          </table:table-cell>
          <table:table-cell table:style-name="TL_20_Data" office:value-type="float" office:value="101537" calcext:value-type="float">
            <text:p>101537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ce40" office:value-type="float" office:value="1463" calcext:value-type="float">
            <text:p>14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5" calcext:value-type="float">
            <text:p>85</text:p>
          </table:table-cell>
          <table:table-cell table:style-name="TL_20_Data" table:number-columns-repeated="7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9966.73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00 en meer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7723" calcext:value-type="float">
            <text:p>17723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703" calcext:value-type="float">
            <text:p>48703</text:p>
          </table:table-cell>
          <table:table-cell table:style-name="TL_20_Data" office:value-type="float" office:value="53382" calcext:value-type="float">
            <text:p>53382</text:p>
          </table:table-cell>
          <table:table-cell table:style-name="TL_20_Data" office:value-type="float" office:value="102085" calcext:value-type="float">
            <text:p>102085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ce40" office:value-type="float" office:value="1466" calcext:value-type="float">
            <text:p>146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963" calcext:value-type="float">
            <text:p>31963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31" calcext:value-type="float">
            <text:p>233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0978" calcext:value-type="float">
            <text:p>80978</text:p>
          </table:table-cell>
          <table:table-cell table:style-name="TL_20_Data" office:value-type="float" office:value="88144" calcext:value-type="float">
            <text:p>88144</text:p>
          </table:table-cell>
          <table:table-cell table:style-name="TL_20_Data" office:value-type="float" office:value="169122" calcext:value-type="float">
            <text:p>169122</text:p>
          </table:table-cell>
          <table:table-cell table:style-name="TL_20_Data" office:value-type="float" office:value="3691" calcext:value-type="float">
            <text:p>3691</text:p>
          </table:table-cell>
          <table:table-cell table:style-name="ce40" office:value-type="float" office:value="2684" calcext:value-type="float">
            <text:p>268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660" calcext:value-type="float">
            <text:p>1166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276" calcext:value-type="float">
            <text:p>31276</text:p>
          </table:table-cell>
          <table:table-cell table:style-name="TL_20_Data" office:value-type="float" office:value="28959" calcext:value-type="float">
            <text:p>28959</text:p>
          </table:table-cell>
          <table:table-cell table:style-name="TL_20_Data" office:value-type="float" office:value="60235" calcext:value-type="float">
            <text:p>60235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ce40" office:value-type="float" office:value="956" calcext:value-type="float">
            <text:p>95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76" calcext:value-type="float">
            <text:p>437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169" calcext:value-type="float">
            <text:p>11169</text:p>
          </table:table-cell>
          <table:table-cell table:style-name="TL_20_Data" office:value-type="float" office:value="10429" calcext:value-type="float">
            <text:p>10429</text:p>
          </table:table-cell>
          <table:table-cell table:style-name="TL_20_Data" office:value-type="float" office:value="21598" calcext:value-type="float">
            <text:p>2159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ce40" office:value-type="float" office:value="300" calcext:value-type="float">
            <text:p>30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030.48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6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UT</text:p>
          </table:table-cell>
          <table:table-cell table:style-name="ce55" office:value-type="string" calcext:value-type="string">
            <text:p>03_0112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8" table:number-columns-repeated="2"/>
          <table:table-cell table:style-name="ce23"/>
          <table:table-cell/>
          <table:table-cell table:style-name="ce28" office:value-type="float" office:value="47999" calcext:value-type="float">
            <text:p>47999</text:p>
          </table:table-cell>
          <table:table-cell table:style-name="ce32" office:value-type="float" office:value="2189" calcext:value-type="float">
            <text:p>2189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55" calcext:value-type="float">
            <text:p>3155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23483" calcext:value-type="float">
            <text:p>123483</text:p>
          </table:table-cell>
          <table:table-cell table:style-name="ce32" office:value-type="float" office:value="127550" calcext:value-type="float">
            <text:p>127550</text:p>
          </table:table-cell>
          <table:table-cell table:style-name="ce32" office:value-type="float" office:value="251033" calcext:value-type="float">
            <text:p>251033</text:p>
          </table:table-cell>
          <table:table-cell table:style-name="ce32" office:value-type="float" office:value="5218" calcext:value-type="float">
            <text:p>5218</text:p>
          </table:table-cell>
          <table:table-cell table:style-name="ce41" office:value-type="float" office:value="3940" calcext:value-type="float">
            <text:p>3940</text:p>
          </table:table-cell>
          <table:table-cell table:style-name="ce46" office:value-type="string" calcext:value-type="string">
            <text:p>VT_1899</text:p>
          </table:table-cell>
          <table:table-cell table:style-name="ce50" office:value-type="string" calcext:value-type="string">
            <text:p>06_D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string" calcext:value-type="string">
            <text:p>UT</text:p>
          </table:table-cell>
          <table:table-cell table:style-name="ce56" office:value-type="string" calcext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7:23:44.2418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38:11</meta:creation-date>
    <dc:date>2015-03-30T17:24:12.189662000</dc:date>
    <meta:generator>LibreOffice/4.4.0.3$MacOSX_X86_64 LibreOffice_project/de093506bcdc5fafd9023ee680b8c60e3e0645d7</meta:generator>
    <meta:editing-duration>PT1M40S</meta:editing-duration>
    <meta:editing-cycles>3</meta:editing-cycles>
    <meta:document-statistic meta:table-count="1" meta:cell-count="12052" meta:object-count="0"/>
  </office:meta>
</office:document-meta>
</file>